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94.3mm"/>
    </style:style>
    <style:style style:name="co13" style:family="table-column">
      <style:table-column-properties fo:break-before="auto" style:column-width="47.18mm"/>
    </style:style>
    <style:style style:name="co14" style:family="table-column">
      <style:table-column-properties fo:break-before="auto" style:column-width="53.99mm"/>
    </style:style>
    <style:style style:name="co15" style:family="table-column">
      <style:table-column-properties fo:break-before="auto" style:column-width="256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100"/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B(Nota fiscal)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layout_TXT-NF-e_v3.1.0:</text:p>
          </table:table-cell>
          <table:table-cell table:style-name="ce2" office:value-type="string" calcext:value-type="string">
            <text:p>cUF</text:p>
          </table:table-cell>
          <table:table-cell office:value-type="string" calcext:value-type="string">
            <text:p>cNF</text:p>
          </table:table-cell>
          <table:table-cell office:value-type="string" calcext:value-type="string">
            <text:p>natOp</text:p>
          </table:table-cell>
          <table:table-cell office:value-type="string" calcext:value-type="string">
            <text:p>indPag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nNF</text:p>
          </table:table-cell>
          <table:table-cell table:style-name="ce2" office:value-type="string" calcext:value-type="string">
            <text:p>dhEmi</text:p>
          </table:table-cell>
          <table:table-cell office:value-type="string" calcext:value-type="string">
            <text:p>dhSaiEnt</text:p>
          </table:table-cell>
          <table:table-cell office:value-type="string" calcext:value-type="string">
            <text:p>tpNF</text:p>
          </table:table-cell>
          <table:table-cell office:value-type="string" calcext:value-type="string">
            <text:p>idDest</text:p>
          </table:table-cell>
          <table:table-cell table:style-name="ce2" office:value-type="string" calcext:value-type="string">
            <text:p>cMunFG</text:p>
          </table:table-cell>
          <table:table-cell office:value-type="string" calcext:value-type="string">
            <text:p>tpImp</text:p>
          </table:table-cell>
          <table:table-cell office:value-type="string" calcext:value-type="string">
            <text:p>tpEmis</text:p>
          </table:table-cell>
          <table:table-cell office:value-type="string" calcext:value-type="string">
            <text:p>cDV</text:p>
          </table:table-cell>
          <table:table-cell office:value-type="string" calcext:value-type="string">
            <text:p>tpAmb</text:p>
          </table:table-cell>
          <table:table-cell office:value-type="string" calcext:value-type="string">
            <text:p>finNFe</text:p>
          </table:table-cell>
          <table:table-cell office:value-type="string" calcext:value-type="string">
            <text:p>indFinal</text:p>
          </table:table-cell>
          <table:table-cell office:value-type="string" calcext:value-type="string">
            <text:p>indPres</text:p>
          </table:table-cell>
          <table:table-cell office:value-type="string" calcext:value-type="string">
            <text:p>procEmi</text:p>
          </table:table-cell>
          <table:table-cell office:value-type="string" calcext:value-type="string">
            <text:p>verProc</text:p>
          </table:table-cell>
          <table:table-cell office:value-type="string" calcext:value-type="string">
            <text:p>dhCont</text:p>
          </table:table-cell>
          <table:table-cell office:value-type="string" calcext:value-type="string">
            <text:p>xJust</text:p>
          </table:table-cell>
        </table:table-row>
        <table:table-row table:style-name="ro1">
          <table:table-cell office:value-type="string" calcext:value-type="string">
            <text:p>notafiscal1-original.txt: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PRA PARA COMERCIALIZACA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2016-05-24T00:00:00-03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06701" calcext:value-type="float">
            <text:p>28067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.10.build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fiscal2-original.txt:B</text:p>
          </table:table-cell>
          <table:table-cell office:value-type="float" office:value="28" calcext:value-type="float">
            <text:p>28</text:p>
          </table:table-cell>
          <table:table-cell office:value-type="float" office:value="4760048" calcext:value-type="float">
            <text:p>4760048</text:p>
          </table:table-cell>
          <table:table-cell office:value-type="string" calcext:value-type="string">
            <text:p>COMPRA PARA COMERCIALIZACA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079" calcext:value-type="float">
            <text:p>6079</text:p>
          </table:table-cell>
          <table:table-cell table:number-columns-repeated="2" office:value-type="string" calcext:value-type="string">
            <text:p>2017-05-20T10:00:00-03: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06701" calcext:value-type="float">
            <text:p>2806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.10.build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fiscal3-original.txt:B</text:p>
          </table:table-cell>
          <table:table-cell office:value-type="float" office:value="28" calcext:value-type="float">
            <text:p>28</text:p>
          </table:table-cell>
          <table:table-cell office:value-type="float" office:value="21010045" calcext:value-type="float">
            <text:p>21010045</text:p>
          </table:table-cell>
          <table:table-cell office:value-type="string" calcext:value-type="string">
            <text:p>COMPRA PARA COMERCIALIZACA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2017-07-25T12:30:00-03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06701" calcext:value-type="float">
            <text:p>2806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.10.build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fiscal4-original.txt: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PRA PARA COMERCIALIZACA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342" calcext:value-type="float">
            <text:p>7342</text:p>
          </table:table-cell>
          <table:table-cell office:value-type="string" calcext:value-type="string">
            <text:p>2017-09-28T00:00:00-03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06701" calcext:value-type="float">
            <text:p>28067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fiscal5-original.txt: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OMPRA PARA COMERCIALIZACA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2017-10-17T01:00:00-02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0.55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Proposta</text:p>
          </table:table-cell>
          <table:table-cell table:style-name="ce2" office:value-type="string" calcext:value-type="string">
            <office:annotation draw:style-name="gr1" draw:text-style-name="P2" svg:width="28.99mm" svg:height="33.61mm" svg:x="104.63mm" svg:y="21.12mm" draw:caption-point-x="-6.1mm" draw:caption-point-y="15.1mm">
              <dc:date>2017-12-11T00:00:00</dc:date>
              <text:p text:style-name="P1">Código da UF do emitente do Documento Fiscal. Utilizar a Tabela do IBGE de código de unidades da federação.</text:p>
            </office:annotation>
            <text:p>cUF</text:p>
          </table:table-cell>
          <table:table-cell office:value-type="string" calcext:value-type="string">
            <text:p>cNF</text:p>
          </table:table-cell>
          <table:table-cell office:value-type="string" calcext:value-type="string">
            <text:p>natOp</text:p>
          </table:table-cell>
          <table:table-cell office:value-type="string" calcext:value-type="string">
            <text:p>indPag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nNF</text:p>
          </table:table-cell>
          <table:table-cell table:style-name="ce2" office:value-type="string" calcext:value-type="string">
            <office:annotation draw:style-name="gr2" draw:text-style-name="P2" svg:width="28.99mm" svg:height="17.81mm" svg:x="286.21mm" svg:y="21.12mm" draw:caption-point-x="-6.1mm" draw:caption-point-y="15.1mm">
              <dc:date>2017-12-11T00:00:00</dc:date>
              <text:p text:style-name="P1">Data e hora de emissão do Documento Fiscal</text:p>
            </office:annotation>
            <text:p>dhEmi</text:p>
          </table:table-cell>
          <table:table-cell office:value-type="string" calcext:value-type="string">
            <text:p>dhSaiEnt</text:p>
          </table:table-cell>
          <table:table-cell office:value-type="string" calcext:value-type="string">
            <text:p>tpNF</text:p>
          </table:table-cell>
          <table:table-cell office:value-type="string" calcext:value-type="string">
            <text:p>idDest</text:p>
          </table:table-cell>
          <table:table-cell table:style-name="ce2" office:value-type="string" calcext:value-type="string">
            <office:annotation draw:style-name="gr2" draw:text-style-name="P2" svg:width="28.99mm" svg:height="45.46mm" svg:x="400.05mm" svg:y="21.12mm" draw:caption-point-x="-6.1mm" draw:caption-point-y="15.1mm">
              <dc:date>2017-12-11T00:00:00</dc:date>
              <text:p text:style-name="P1">Código do Município de Ocorrência do Fato Gerador. Informar o município de ocorrência do fato gerador do ICMS. Utilizar a Tabela do IBGE.</text:p>
              <text:p text:style-name="P1"/>
            </office:annotation>
            <text:p>cMunFG</text:p>
          </table:table-cell>
          <table:table-cell office:value-type="string" calcext:value-type="string">
            <text:p>tpImp</text:p>
          </table:table-cell>
          <table:table-cell office:value-type="string" calcext:value-type="string">
            <text:p>tpEmis</text:p>
          </table:table-cell>
          <table:table-cell office:value-type="string" calcext:value-type="string">
            <text:p>cDV</text:p>
          </table:table-cell>
          <table:table-cell office:value-type="string" calcext:value-type="string">
            <text:p>tpAmb</text:p>
          </table:table-cell>
          <table:table-cell office:value-type="string" calcext:value-type="string">
            <text:p>finNFe</text:p>
          </table:table-cell>
          <table:table-cell office:value-type="string" calcext:value-type="string">
            <text:p>indFinal</text:p>
          </table:table-cell>
          <table:table-cell office:value-type="string" calcext:value-type="string">
            <text:p>indPres</text:p>
          </table:table-cell>
          <table:table-cell office:value-type="string" calcext:value-type="string">
            <text:p>procEmi</text:p>
          </table:table-cell>
          <table:table-cell office:value-type="string" calcext:value-type="string">
            <text:p>verProc</text:p>
          </table:table-cell>
          <table:table-cell office:value-type="string" calcext:value-type="string">
            <text:p>dhCont</text:p>
          </table:table-cell>
          <table:table-cell office:value-type="string" calcext:value-type="string">
            <text:p>xJust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3" office:value-type="date" office:date-value="2016-05-24" calcext:value-type="date">
            <text:p>24/05/2016</text:p>
          </table:table-cell>
          <table:table-cell table:number-columns-repeated="3"/>
          <table:table-cell office:value-type="float" office:value="2806701" calcext:value-type="float">
            <text:p>2806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3" office:value-type="date" office:date-value="2017-05-20" calcext:value-type="date">
            <text:p>20/05/2017</text:p>
          </table:table-cell>
          <table:table-cell table:number-columns-repeated="3"/>
          <table:table-cell office:value-type="float" office:value="2806701" calcext:value-type="float">
            <text:p>2806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3" office:value-type="date" office:date-value="2017-07-25" calcext:value-type="date">
            <text:p>25/07/2017</text:p>
          </table:table-cell>
          <table:table-cell table:number-columns-repeated="3"/>
          <table:table-cell office:value-type="float" office:value="2806701" calcext:value-type="float">
            <text:p>2806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3" office:value-type="date" office:date-value="2017-09-28" calcext:value-type="date">
            <text:p>28/09/2017</text:p>
          </table:table-cell>
          <table:table-cell table:number-columns-repeated="3"/>
          <table:table-cell office:value-type="float" office:value="2806701" calcext:value-type="float">
            <text:p>2806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ce3" office:value-type="date" office:date-value="2017-10-17" calcext:value-type="date">
            <text:p>17/10/2017</text:p>
          </table:table-cell>
          <table:table-cell table:number-columns-repeated="15"/>
        </table:table-row>
      </table:table>
      <table:table table:name="C(Emissor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Grupo</text:p>
          </table:table-cell>
          <table:table-cell table:style-name="ce2" office:value-type="string" calcext:value-type="string">
            <text:p>xNome</text:p>
          </table:table-cell>
          <table:table-cell table:style-name="ce2" office:value-type="string" calcext:value-type="string">
            <text:p>xFant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IES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NAE</text:p>
          </table:table-cell>
          <table:table-cell table:style-name="ce2" office:value-type="string" calcext:value-type="string">
            <text:p>C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fiscal1-original.t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O PAULO PINHEIRO BARONTO - ME</text:p>
          </table:table-cell>
          <table:table-cell office:value-type="string" calcext:value-type="string">
            <text:p>JOAO</text:p>
          </table:table-cell>
          <table:table-cell office:value-type="float" office:value="271341432" calcext:value-type="float">
            <text:p>2713414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fiscal2-original.t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O PAULO PINHEIRO BARONTO-ME</text:p>
          </table:table-cell>
          <table:table-cell office:value-type="string" calcext:value-type="string">
            <text:p>JOAO PAULO</text:p>
          </table:table-cell>
          <table:table-cell office:value-type="float" office:value="271341432" calcext:value-type="float">
            <text:p>2713414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fiscal3-original.t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O PAULO PINHEIRO BARONTO-ME</text:p>
          </table:table-cell>
          <table:table-cell office:value-type="string" calcext:value-type="string">
            <text:p>JOAO PAULO</text:p>
          </table:table-cell>
          <table:table-cell office:value-type="float" office:value="271341432" calcext:value-type="float">
            <text:p>2713414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O PAULO PINHEIRO BARONTO-ME</text:p>
          </table:table-cell>
          <table:table-cell office:value-type="string" calcext:value-type="string">
            <text:p>JOAO PAULO</text:p>
          </table:table-cell>
          <table:table-cell office:value-type="float" office:value="271341432" calcext:value-type="float">
            <text:p>2713414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O PAULO PINHEIRO BARONTO-ME</text:p>
          </table:table-cell>
          <table:table-cell office:value-type="string" calcext:value-type="string">
            <text:p>JOAO PAULO</text:p>
          </table:table-cell>
          <table:table-cell office:value-type="float" office:value="271341432" calcext:value-type="float">
            <text:p>2713414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Grupo</text:p>
          </table:table-cell>
          <table:table-cell table:style-name="ce2" office:value-type="string" calcext:value-type="string">
            <text:p>CNP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fiscal1-original.txt</text:p>
          </table:table-cell>
          <table:table-cell office:value-type="string" calcext:value-type="string">
            <text:p>C02</text:p>
          </table:table-cell>
          <table:table-cell table:style-name="ce4" office:value-type="float" office:value="14626983000180" calcext:value-type="float">
            <text:p>14626983000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fiscal2-original.txt</text:p>
          </table:table-cell>
          <table:table-cell office:value-type="string" calcext:value-type="string">
            <text:p>C02</text:p>
          </table:table-cell>
          <table:table-cell table:style-name="ce4" office:value-type="float" office:value="14626983000180" calcext:value-type="float">
            <text:p>14626983000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fiscal3-original.txt</text:p>
          </table:table-cell>
          <table:table-cell office:value-type="string" calcext:value-type="string">
            <text:p>C02</text:p>
          </table:table-cell>
          <table:table-cell table:style-name="ce4" office:value-type="float" office:value="14626983000180" calcext:value-type="float">
            <text:p>14626983000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C02</text:p>
          </table:table-cell>
          <table:table-cell table:style-name="ce4" office:value-type="float" office:value="14626983000180" calcext:value-type="float">
            <text:p>14626983000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C02</text:p>
          </table:table-cell>
          <table:table-cell table:style-name="ce4" office:value-type="float" office:value="14626983000180" calcext:value-type="float">
            <text:p>1462698300018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C05</text:p>
          </table:table-cell>
          <table:table-cell table:style-name="ce2" office:value-type="string" calcext:value-type="string">
            <text:p>xLgr</text:p>
          </table:table-cell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xCPL</text:p>
          </table:table-cell>
          <table:table-cell table:style-name="ce2" office:value-type="string" calcext:value-type="string">
            <text:p>xBairro</text:p>
          </table:table-cell>
          <table:table-cell table:style-name="ce2" office:value-type="string" calcext:value-type="string">
            <text:p>cMun</text:p>
          </table:table-cell>
          <table:table-cell table:style-name="ce2" office:value-type="string" calcext:value-type="string">
            <text:p>xMun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CEP</text:p>
          </table:table-cell>
          <table:table-cell office:value-type="string" calcext:value-type="string">
            <text:p>cPais</text:p>
          </table:table-cell>
          <table:table-cell office:value-type="string" calcext:value-type="string">
            <text:p>xPais</text:p>
          </table:table-cell>
          <table:table-cell table:style-name="ce2" office:value-type="string" calcext:value-type="string">
            <text:p>fone</text:p>
          </table:table-cell>
        </table:table-row>
        <table:table-row table:style-name="ro1">
          <table:table-cell office:value-type="string" calcext:value-type="string">
            <text:p>notafiscal1-original.txt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R AMINTAS MACHADO DE JESUS</text:p>
          </table:table-cell>
          <table:table-cell office:value-type="string" calcext:value-type="string">
            <text:p>126-E</text:p>
          </table:table-cell>
          <table:table-cell office:value-type="string" calcext:value-type="string">
            <text:p>SALA E</text:p>
          </table:table-cell>
          <table:table-cell office:value-type="string" calcext:value-type="string">
            <text:p>ROSA ELZE</text:p>
          </table:table-cell>
          <table:table-cell office:value-type="float" office:value="2806701" calcext:value-type="float">
            <text:p>2806701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SE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float" office:value="1333855067" calcext:value-type="float">
            <text:p>1333855067</text:p>
          </table:table-cell>
        </table:table-row>
        <table:table-row table:style-name="ro1">
          <table:table-cell office:value-type="string" calcext:value-type="string">
            <text:p>notafiscal2-original.txt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RUA AMINTAS MACHADO DE JESU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LA E</text:p>
          </table:table-cell>
          <table:table-cell office:value-type="string" calcext:value-type="string">
            <text:p>ROSAELZE</text:p>
          </table:table-cell>
          <table:table-cell office:value-type="float" office:value="2806701" calcext:value-type="float">
            <text:p>2806701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SE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float" office:value="7999895550" calcext:value-type="float">
            <text:p>7999895550</text:p>
          </table:table-cell>
        </table:table-row>
        <table:table-row table:style-name="ro1">
          <table:table-cell office:value-type="string" calcext:value-type="string">
            <text:p>notafiscal3-original.txt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RUA AMINTAS MACHADO DE JESU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LA E</text:p>
          </table:table-cell>
          <table:table-cell office:value-type="string" calcext:value-type="string">
            <text:p>ROSAELZE</text:p>
          </table:table-cell>
          <table:table-cell office:value-type="float" office:value="2806701" calcext:value-type="float">
            <text:p>2806701</text:p>
          </table:table-cell>
          <table:table-cell office:value-type="string" calcext:value-type="string">
            <text:p>Sao Cristovao</text:p>
          </table:table-cell>
          <table:table-cell office:value-type="string" calcext:value-type="string">
            <text:p>SE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float" office:value="7999895550" calcext:value-type="float">
            <text:p>7999895550</text:p>
          </table:table-cell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RUA AMINTAS MACHADO DE JESU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LA E</text:p>
          </table:table-cell>
          <table:table-cell office:value-type="string" calcext:value-type="string">
            <text:p>ROSAELZE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float" office:value="7999895550" calcext:value-type="float">
            <text:p>7999895550</text:p>
          </table:table-cell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RUA AMINTAS MACHADO DE JESU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LA E</text:p>
          </table:table-cell>
          <table:table-cell office:value-type="string" calcext:value-type="string">
            <text:p>ROSAELZE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49100000" calcext:value-type="float">
            <text:p>4910000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RASIL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 (Destinatario da nota)" table:style-name="ta1"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table:style-name="ce2" office:value-type="string" calcext:value-type="string">
            <text:p>xNome</text:p>
          </table:table-cell>
          <table:table-cell table:style-name="ce5" office:value-type="string" calcext:value-type="string">
            <text:p>indIEDest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SUF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fiscal1-original.t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NZHOU MINGBANG AUTO ACCESSORIES CO.,LTD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fiscal2-original.t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NZHOU MINGBANG AUTO ACCESSORIES CO.,LTD.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fiscal3-original.t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NZHOU MINGBANG AUTO ACCESSORIES CO.,LTD.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NZHOU MINGBANG AUTO ACCESSORIES CO.,LTD.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ENZHOU MINGBANG AUTO ACCESSORIES CO.,LTD.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05</text:p>
          </table:table-cell>
          <table:table-cell table:style-name="ce2" office:value-type="string" calcext:value-type="string">
            <text:p>xLgr</text:p>
          </table:table-cell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xCpl</text:p>
          </table:table-cell>
          <table:table-cell table:style-name="ce2" office:value-type="string" calcext:value-type="string">
            <text:p>xBairro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UF</text:p>
          </table:table-cell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cPais</text:p>
          </table:table-cell>
          <table:table-cell table:style-name="ce2" office:value-type="string" calcext:value-type="string">
            <text:p>xPais</text:p>
          </table:table-cell>
          <table:table-cell office:value-type="string" calcext:value-type="string">
            <text:p>fone</text:p>
          </table:table-cell>
        </table:table-row>
        <table:table-row table:style-name="ro1">
          <table:table-cell office:value-type="string" calcext:value-type="string">
            <text:p>notafiscal1-original.txt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YONGFU ROAD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UEXIU DISTRICT</text:p>
          </table:table-cell>
          <table:table-cell office:value-type="string" calcext:value-type="string">
            <text:p>...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>
          <table:table-cell office:value-type="string" calcext:value-type="string">
            <text:p>notafiscal2-original.txt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YUEXIU DISTRICT YONGFU RO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ONGFU INTERNATIONAL</text:p>
          </table:table-cell>
          <table:table-cell office:value-type="string" calcext:value-type="string">
            <text:p>...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>
          <table:table-cell office:value-type="string" calcext:value-type="string">
            <text:p>notafiscal3-original.txt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YUEXIU DISTRICT YONGFU RO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ONGFU INTERNATIONAL</text:p>
          </table:table-cell>
          <table:table-cell office:value-type="string" calcext:value-type="string">
            <text:p>...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YUEXIU DISTRICT YONGFU RO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ONGFU INTERNATIONAL</text:p>
          </table:table-cell>
          <table:table-cell office:value-type="string" calcext:value-type="string">
            <text:p>...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YUEXIU DISTRICT YONGFU ROA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ONGFU INTERNATIONAL</text:p>
          </table:table-cell>
          <table:table-cell office:value-type="string" calcext:value-type="string">
            <text:p>...</text:p>
          </table:table-cell>
          <table:table-cell office:value-type="float" office:value="9999999" calcext:value-type="float">
            <text:p>9999999</text:p>
          </table:table-cell>
          <table:table-cell office:value-type="string" calcext:value-type="string">
            <text:p>Exterior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HINA, REPUBLICA POPULAR</text:p>
          </table:table-cell>
          <table:table-cell/>
        </table:table-row>
      </table:table>
      <table:table table:name="I(Itens)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Prod</text:p>
          </table:table-cell>
          <table:table-cell office:value-type="string" calcext:value-type="string">
            <text:p>cEAN</text:p>
          </table:table-cell>
          <table:table-cell table:style-name="ce2" office:value-type="string" calcext:value-type="string">
            <text:p>xProd</text:p>
          </table:table-cell>
          <table:table-cell table:style-name="ce2" office:value-type="string" calcext:value-type="string">
            <text:p>NCM</text:p>
          </table:table-cell>
          <table:table-cell office:value-type="string" calcext:value-type="string">
            <text:p>EXTIPI</text:p>
          </table:table-cell>
          <table:table-cell table:style-name="ce2" office:value-type="string" calcext:value-type="string">
            <text:p>CFOP</text:p>
          </table:table-cell>
          <table:table-cell table:style-name="ce2" office:value-type="string" calcext:value-type="string">
            <text:p>uCom</text:p>
          </table:table-cell>
          <table:table-cell table:style-name="ce2" office:value-type="string" calcext:value-type="string">
            <text:p>qCom</text:p>
          </table:table-cell>
          <table:table-cell table:style-name="ce2" office:value-type="string" calcext:value-type="string">
            <text:p>vUnCom</text:p>
          </table:table-cell>
          <table:table-cell table:style-name="ce2" office:value-type="string" calcext:value-type="string">
            <text:p>vProd</text:p>
          </table:table-cell>
          <table:table-cell office:value-type="string" calcext:value-type="string">
            <text:p>cEANTrib</text:p>
          </table:table-cell>
          <table:table-cell table:style-name="ce2" office:value-type="string" calcext:value-type="string">
            <text:p>uTrib</text:p>
          </table:table-cell>
          <table:table-cell table:style-name="ce2" office:value-type="string" calcext:value-type="string">
            <text:p>qTrib</text:p>
          </table:table-cell>
          <table:table-cell table:style-name="ce2" office:value-type="string" calcext:value-type="string">
            <text:p>vUnTrib</text:p>
          </table:table-cell>
          <table:table-cell table:style-name="ce2" office:value-type="string" calcext:value-type="string">
            <text:p>vFrete</text:p>
          </table:table-cell>
          <table:table-cell office:value-type="string" calcext:value-type="string">
            <text:p>vSeg</text:p>
          </table:table-cell>
          <table:table-cell office:value-type="string" calcext:value-type="string">
            <text:p>vDesc</text:p>
          </table:table-cell>
          <table:table-cell table:style-name="ce2" office:value-type="string" calcext:value-type="string">
            <text:p>vOutro</text:p>
          </table:table-cell>
          <table:table-cell office:value-type="string" calcext:value-type="string">
            <text:p>indTot</text:p>
          </table:table-cell>
          <table:table-cell office:value-type="string" calcext:value-type="string">
            <text:p>xPed</text:p>
          </table:table-cell>
          <table:table-cell office:value-type="string" calcext:value-type="string">
            <text:p>nItemPed</text:p>
          </table:table-cell>
          <table:table-cell office:value-type="string" calcext:value-type="string">
            <text:p>nFCI</text:p>
          </table:table-cell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REAR TRUNK STREAMER LARGE- VEZEL <text:s/>-Q2-MATERIAL:STAINLESS STEEL.DESCRICAO: ACABAMENTO EM ACO INOXIDAVE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21.5633614231</text:p>
          </table:table-cell>
          <table:table-cell office:value-type="string" calcext:value-type="string">
            <text:p>754.72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21.5633614231</text:p>
          </table:table-cell>
          <table:table-cell office:value-type="string" calcext:value-type="string">
            <text:p>189.21</text:p>
          </table:table-cell>
          <table:table-cell table:number-columns-repeated="2"/>
          <table:table-cell office:value-type="string" calcext:value-type="string">
            <text:p>364.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SIDE SKIRT VEZEL -PAIRLEFT AND RIGHT -Q2-MATERIAL : ABS.DESCRICAO: ACABAMENTO EM ABS CROMADO,TIPO F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71.8759090000</text:p>
          </table:table-cell>
          <table:table-cell office:value-type="string" calcext:value-type="string">
            <text:p>1437.52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71.8759090000</text:p>
          </table:table-cell>
          <table:table-cell office:value-type="string" calcext:value-type="string">
            <text:p>360.39</text:p>
          </table:table-cell>
          <table:table-cell table:number-columns-repeated="2"/>
          <table:table-cell office:value-type="string" calcext:value-type="string">
            <text:p>693.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REAR TRUNK STREAMER SLIM- VEZEL <text:s text:c="2"/>-Q2-MATERIAL : STAINLESS STEEL.DESCRICAO: ACABAMENTO EM ACO INOXID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0.5359740000</text:p>
          </table:table-cell>
          <table:table-cell office:value-type="string" calcext:value-type="string">
            <text:p>410.72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0.5359740000</text:p>
          </table:table-cell>
          <table:table-cell office:value-type="string" calcext:value-type="string">
            <text:p>102.97</text:p>
          </table:table-cell>
          <table:table-cell table:number-columns-repeated="2"/>
          <table:table-cell office:value-type="string" calcext:value-type="string">
            <text:p>198.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REAR BUMPER TRIMS- A3 -Q2- MATERIAL : <text:s/>STAINLESS STEEL.DESCRICAO: ACABAMENTO EM ACO INOXIDAVEL DO PAR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35.9377045000</text:p>
          </table:table-cell>
          <table:table-cell office:value-type="string" calcext:value-type="string">
            <text:p>718.75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35.9377045000</text:p>
          </table:table-cell>
          <table:table-cell office:value-type="string" calcext:value-type="string">
            <text:p>180.19</text:p>
          </table:table-cell>
          <table:table-cell table:number-columns-repeated="2"/>
          <table:table-cell office:value-type="string" calcext:value-type="string">
            <text:p>346.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FRONT FOGLIGHT TRIMS- A3- PAIRLEFT AND RIGHT -Q2- MATERIAL : <text:s/>STAINLESS STEEL.DESCRICAO: ACABAMENT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8.2353204603</text:p>
          </table:table-cell>
          <table:table-cell office:value-type="string" calcext:value-type="string">
            <text:p>423.53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8.2353204603</text:p>
          </table:table-cell>
          <table:table-cell office:value-type="string" calcext:value-type="string">
            <text:p>106.18</text:p>
          </table:table-cell>
          <table:table-cell table:number-columns-repeated="2"/>
          <table:table-cell office:value-type="string" calcext:value-type="string">
            <text:p>204.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WINDOW RISES COVER- COROLLA-SET4 PCS <text:s text:c="2"/>-Q2-MATERIAL :ABS.DESCRICAO: ACABAMENTO DOS COMANDOSBOTOES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5.6718863270</text:p>
          </table:table-cell>
          <table:table-cell office:value-type="string" calcext:value-type="string">
            <text:p>385.08</text:p>
          </table:table-cell>
          <table:table-cell/>
          <table:table-cell office:value-type="string" calcext:value-type="string">
            <text:p>JOGO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5.6718863270</text:p>
          </table:table-cell>
          <table:table-cell office:value-type="string" calcext:value-type="string">
            <text:p>96.54</text:p>
          </table:table-cell>
          <table:table-cell table:number-columns-repeated="2"/>
          <table:table-cell office:value-type="string" calcext:value-type="string">
            <text:p>185.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1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E COMERCIAL: REAR TRUNK STREAMER RAV4 -Q2-MATERIAL : ABS.DESCRICAO: ACABAMENTO EM ABS CROMADO DA TAMPA DO PORTA M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0.8144610000</text:p>
          </table:table-cell>
          <table:table-cell office:value-type="string" calcext:value-type="string">
            <text:p>154.07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0.8144610000</text:p>
          </table:table-cell>
          <table:table-cell office:value-type="string" calcext:value-type="string">
            <text:p>38.64</text:p>
          </table:table-cell>
          <table:table-cell table:number-columns-repeated="2"/>
          <table:table-cell office:value-type="string" calcext:value-type="string">
            <text:p>74.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5 -ACABAMENTO AUTOMOTIVO EXTERNO EM ACO INOXIDAVEL MODELO FINO DA TAMPA DO PORTA MALAS, COMPATIVEL COM AUT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3228000000</text:p>
          </table:table-cell>
          <table:table-cell office:value-type="string" calcext:value-type="string">
            <text:p>93.23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3228000000</text:p>
          </table:table-cell>
          <table:table-cell office:value-type="string" calcext:value-type="string">
            <text:p>70.44</text:p>
          </table:table-cell>
          <table:table-cell table:number-columns-repeated="2"/>
          <table:table-cell office:value-type="string" calcext:value-type="string">
            <text:p>90.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6 -ACABAMENTO AUTOMOTIVO EXTERNO EM ACO INOXIDAVEL MODELO LARGO DA TAMPA DO PORTA MALAS, COMPATIVEL COM AU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9.4781800000</text:p>
          </table:table-cell>
          <table:table-cell office:value-type="string" calcext:value-type="string">
            <text:p>284.35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9.4781800000</text:p>
          </table:table-cell>
          <table:table-cell office:value-type="string" calcext:value-type="string">
            <text:p>214.85</text:p>
          </table:table-cell>
          <table:table-cell table:number-columns-repeated="2"/>
          <table:table-cell office:value-type="string" calcext:value-type="string">
            <text:p>275.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31- SOLEIRA AUTOMOTIVA DAS PORTAS, PARTE ACESSORIA DE AUTOMOVEL, PARA HRV <text:s/>(CONJUNTO: 4 PECAS) . (SEM ACAB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4.8608000000</text:p>
          </table:table-cell>
          <table:table-cell office:value-type="string" calcext:value-type="string">
            <text:p>124.30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4.8608000000</text:p>
          </table:table-cell>
          <table:table-cell office:value-type="string" calcext:value-type="string">
            <text:p>93.92</text:p>
          </table:table-cell>
          <table:table-cell table:number-columns-repeated="2"/>
          <table:table-cell office:value-type="string" calcext:value-type="string">
            <text:p>120.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7- ACABAMENTO AUTOMOTIVO INTERNO EM PLASTICO ABS PINTADO PARA AS SAIDAS DE ARVENTO INTERNAS DO PAINEL (C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6646360000</text:p>
          </table:table-cell>
          <table:table-cell office:value-type="string" calcext:value-type="string">
            <text:p>96.65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6646360000</text:p>
          </table:table-cell>
          <table:table-cell office:value-type="string" calcext:value-type="string">
            <text:p>73.03</text:p>
          </table:table-cell>
          <table:table-cell table:number-columns-repeated="2"/>
          <table:table-cell office:value-type="string" calcext:value-type="string">
            <text:p>93.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00ZX -SOLEIRA AUTOMOTIVA DAS PORTAS, PARTE ACESSORIA DE AUTOMOVEL, PARA AUTOMOVEL CIVIC <text:s/>(CONJUNTO: 4 PECAS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7.9684000000</text:p>
          </table:table-cell>
          <table:table-cell office:value-type="string" calcext:value-type="string">
            <text:p>559.37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7.9684000000</text:p>
          </table:table-cell>
          <table:table-cell office:value-type="string" calcext:value-type="string">
            <text:p>422.65</text:p>
          </table:table-cell>
          <table:table-cell table:number-columns-repeated="2"/>
          <table:table-cell office:value-type="string" calcext:value-type="string">
            <text:p>542.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7 - ACABAMENTO AUTOMOTIVO <text:s/>TIPO MOLDURA PARA AS MACANETAS EXTERNAS, DIANTEIRAS E TRASEIRAS, CONJUNTO DE 8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4.6614000000</text:p>
          </table:table-cell>
          <table:table-cell office:value-type="string" calcext:value-type="string">
            <text:p>139.84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4.6614000000</text:p>
          </table:table-cell>
          <table:table-cell office:value-type="string" calcext:value-type="string">
            <text:p>105.66</text:p>
          </table:table-cell>
          <table:table-cell table:number-columns-repeated="2"/>
          <table:table-cell office:value-type="string" calcext:value-type="string">
            <text:p>135.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03- ACABAMENTO AUTOMOTIVO EM PLASTICO ABS CROMADO TIPO MOLDURA PARA O ENTORNO DOS FAROIS <text:s/>DE NEBLINA <text:s/>(PAR: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4.1952600000</text:p>
          </table:table-cell>
          <table:table-cell office:value-type="string" calcext:value-type="string">
            <text:p>146.83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4.1952600000</text:p>
          </table:table-cell>
          <table:table-cell office:value-type="string" calcext:value-type="string">
            <text:p>110.95</text:p>
          </table:table-cell>
          <table:table-cell table:number-columns-repeated="2"/>
          <table:table-cell office:value-type="string" calcext:value-type="string">
            <text:p>142.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25 -ACABAMENTO AUTOMOTIVO EM PLASTICO ABS CROMADO, CENTRAL, <text:s/>DO PARA-CHOQUE DIANTEIRO PARA O AUTOMOVEL <text:s/>COM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40.0000</text:p>
          </table:table-cell>
          <table:table-cell office:value-type="string" calcext:value-type="string">
            <text:p>12.5857800000</text:p>
          </table:table-cell>
          <table:table-cell office:value-type="string" calcext:value-type="string">
            <text:p>503.43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40.0000</text:p>
          </table:table-cell>
          <table:table-cell office:value-type="string" calcext:value-type="string">
            <text:p>12.5857800000</text:p>
          </table:table-cell>
          <table:table-cell office:value-type="string" calcext:value-type="string">
            <text:p>380.39</text:p>
          </table:table-cell>
          <table:table-cell table:number-columns-repeated="2"/>
          <table:table-cell office:value-type="string" calcext:value-type="string">
            <text:p>488.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35-22 -SOLEIRA AUTOMOTIVA DAS PORTAS, PARTE ACESSORIA DE AUTOMOVEL, PARA AUTOMOVEL <text:s/>HR-V <text:s/>(CONJUNTO: 4 PECAS)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1.0760000000</text:p>
          </table:table-cell>
          <table:table-cell office:value-type="string" calcext:value-type="string">
            <text:p>155.38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1.0760000000</text:p>
          </table:table-cell>
          <table:table-cell office:value-type="string" calcext:value-type="string">
            <text:p>117.40</text:p>
          </table:table-cell>
          <table:table-cell table:number-columns-repeated="2"/>
          <table:table-cell office:value-type="string" calcext:value-type="string">
            <text:p>150.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03B -ACABAMENTO AUTOMOTIVO DOS FAROIS DE NEBLINA TIPO TAMPA,LADO ESQUERDO E DIREITO, EM PLASTICO ABS CROMAD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5.5936800000</text:p>
          </table:table-cell>
          <table:table-cell office:value-type="string" calcext:value-type="string">
            <text:p>16.78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5.5936800000</text:p>
          </table:table-cell>
          <table:table-cell office:value-type="string" calcext:value-type="string">
            <text:p>12.68</text:p>
          </table:table-cell>
          <table:table-cell table:number-columns-repeated="2"/>
          <table:table-cell office:value-type="string" calcext:value-type="string">
            <text:p>16.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3-03-15 - ACABAMENTO AUTOMOTIVO TIPO <text:s/>MOLDURA DOS COMANDOSBOTOES INTERNOS DE ACIONAMENTO DOS VIDROS, EM PLASTI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3228000000</text:p>
          </table:table-cell>
          <table:table-cell office:value-type="string" calcext:value-type="string">
            <text:p>46.61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3228000000</text:p>
          </table:table-cell>
          <table:table-cell office:value-type="string" calcext:value-type="string">
            <text:p>35.22</text:p>
          </table:table-cell>
          <table:table-cell table:number-columns-repeated="2"/>
          <table:table-cell office:value-type="string" calcext:value-type="string">
            <text:p>45.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26 -ACABAMENTO AUTOMOTIVO EM PLASTICO ABS CROMADO DO PARA-CHOQUE TRASEIRO TIPO <text:s/>FRISO BUMPER <text:s/>PARA O AUTOM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3.9484200000</text:p>
          </table:table-cell>
          <table:table-cell office:value-type="string" calcext:value-type="string">
            <text:p>27.97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3.9484200000</text:p>
          </table:table-cell>
          <table:table-cell office:value-type="string" calcext:value-type="string">
            <text:p>21.13</text:p>
          </table:table-cell>
          <table:table-cell table:number-columns-repeated="2"/>
          <table:table-cell office:value-type="string" calcext:value-type="string">
            <text:p>27.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2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XC -ACABAMENTO AUTOMOTIVO EM ACO INOX TIPO FRISO DAS JANELAS DO AUTMOVEL CIVIC 16,CONJUNTO <text:s/>DE 8 PECAS.(SEM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2.4304000000</text:p>
          </table:table-cell>
          <table:table-cell office:value-type="string" calcext:value-type="string">
            <text:p>24.86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2.0000</text:p>
          </table:table-cell>
          <table:table-cell office:value-type="string" calcext:value-type="string">
            <text:p>12.4304000000</text:p>
          </table:table-cell>
          <table:table-cell office:value-type="string" calcext:value-type="string">
            <text:p>18.78</text:p>
          </table:table-cell>
          <table:table-cell table:number-columns-repeated="2"/>
          <table:table-cell office:value-type="string" calcext:value-type="string">
            <text:p>24.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6 -ACABAMENTO AUTOMOTIVO EXTERNO EM ACO INOXIDAVEL MODELO LARGO DA TAMPA DO PORTA MALAS, COMPATIVEL COM AU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16.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153.2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6.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123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31-SOLEIRA AUTOMOTIVA DAS PORTAS, PARTE ACESSORIA DE AUTOMOVEL, COMPATIVEL COM HRV <text:s/>(CONJUNTO: 4 PECAS) .(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125.6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82.01</text:p>
          </table:table-cell>
          <table:table-cell table:number-columns-repeated="2"/>
          <table:table-cell office:value-type="string" calcext:value-type="string">
            <text:p>101.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25 -ACABAMENTO AUTOMOTIVO EM PLASTICO ABS CROMADO, CENTRAL, <text:s/>DO PARA-CHOQUE DIANTEIRO PARA O AUTOMOVEL <text:s/>COM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254.36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166.06</text:p>
          </table:table-cell>
          <table:table-cell table:number-columns-repeated="2"/>
          <table:table-cell office:value-type="string" calcext:value-type="string">
            <text:p>205.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19ABC -ACABAMENTO AUTOMOTIVO INTERNO EM PLASTICO ABS PINTADO PARA AS SAIDAS DE ARVENTO INTERNAS DO PAINEL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4.0000</text:p>
          </table:table-cell>
          <table:table-cell office:value-type="string" calcext:value-type="string">
            <text:p>10.0500000000</text:p>
          </table:table-cell>
          <table:table-cell office:value-type="string" calcext:value-type="string">
            <text:p>40.19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4.0000</text:p>
          </table:table-cell>
          <table:table-cell office:value-type="string" calcext:value-type="string">
            <text:p>10.0500000000</text:p>
          </table:table-cell>
          <table:table-cell office:value-type="string" calcext:value-type="string">
            <text:p>26.24</text:p>
          </table:table-cell>
          <table:table-cell table:number-columns-repeated="2"/>
          <table:table-cell office:value-type="string" calcext:value-type="string">
            <text:p>32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-04-001 -ACABAMENTO AUTOMOTIVO DOS FAROIS DE NEBLINA TIPO TAMPA ,LADO ESQUERDO E DIREITO, EM PLASTICO ABS CROMADO C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62.8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41.00</text:p>
          </table:table-cell>
          <table:table-cell table:number-columns-repeated="2"/>
          <table:table-cell office:value-type="string" calcext:value-type="string">
            <text:p>50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15-04-002 -CABAMENTO AUTOMOTIVO DOS FAROIS DE NEBLINA TIPO FRISO (PARTE DE CIMA DO FAROL), LADO ESQUERDO E DIREITO E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67.5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7500000000</text:p>
          </table:table-cell>
          <table:table-cell office:value-type="string" calcext:value-type="string">
            <text:p>44.08</text:p>
          </table:table-cell>
          <table:table-cell table:number-columns-repeated="2"/>
          <table:table-cell office:value-type="string" calcext:value-type="string">
            <text:p>54.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-04-003 -ACABAMENTO AUTOMOTIVO DOS PARA LAMA,LADO ESQUERDO E DIREITO, EM PLASTICO ABS COR <text:s/>PRETOCROMADO COMPATIVEL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65.9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43.05</text:p>
          </table:table-cell>
          <table:table-cell table:number-columns-repeated="2"/>
          <table:table-cell office:value-type="string" calcext:value-type="string">
            <text:p>53.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.23.30ZX -SOLEIRA AUTOMOTIVA DAS PORTAS, PARTE ACESSORIA DE AUTOMOVEL, COMPATIVEL COM AUTOMOVEL CRETA <text:s/>(CONJUNT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125.6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82.01</text:p>
          </table:table-cell>
          <table:table-cell table:number-columns-repeated="2"/>
          <table:table-cell office:value-type="string" calcext:value-type="string">
            <text:p>101.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04- ACABAMENTO AUTOMOTIVO EM PLASTICO ABS CROMADO TIPO MOLDURA PARA O ENTORNO DOS REFLETORES TRASEIROS <text:s/>OLH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8.5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51.25</text:p>
          </table:table-cell>
          <table:table-cell table:number-columns-repeated="2"/>
          <table:table-cell office:value-type="string" calcext:value-type="string">
            <text:p>63.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31-ACABAMENTO AUTOMOTIVO EM <text:s/>ACO INOX <text:s/>TIPO FRISO DO PORTA MALA (PARTE PROX AO VIDRO TRASEIRO) COMPATIVEL C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7.0000000000</text:p>
          </table:table-cell>
          <table:table-cell office:value-type="string" calcext:value-type="string">
            <text:p>105.0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7.0000000000</text:p>
          </table:table-cell>
          <table:table-cell office:value-type="string" calcext:value-type="string">
            <text:p>68.58</text:p>
          </table:table-cell>
          <table:table-cell table:number-columns-repeated="2"/>
          <table:table-cell office:value-type="string" calcext:value-type="string">
            <text:p>84.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A3-08- ACABAMENTO DOS COMANDOSBOTOES INTERNOS DE ACIONAMENTO DOS VIDROS, EM <text:s/>ACO INOX (CONJUNTO DE 4 PECAS,UM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62.8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41.00</text:p>
          </table:table-cell>
          <table:table-cell table:number-columns-repeated="2"/>
          <table:table-cell office:value-type="string" calcext:value-type="string">
            <text:p>50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14-ACABAMENTO AUTOMOTIVO EM PLASTICO ABS CROMADO TIPO FRISO DO PORTA MALA COMPATIVEL COM O AUTOMOVEL CIVIC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4.1300000000</text:p>
          </table:table-cell>
          <table:table-cell office:value-type="string" calcext:value-type="string">
            <text:p>42.39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4.1300000000</text:p>
          </table:table-cell>
          <table:table-cell office:value-type="string" calcext:value-type="string">
            <text:p>27.68</text:p>
          </table:table-cell>
          <table:table-cell table:number-columns-repeated="2"/>
          <table:table-cell office:value-type="string" calcext:value-type="string">
            <text:p>34.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17-20-ACABAMENTO AUTOMOTIVO <text:s/>DO ENTORNO DO PAINEL DA ALAVANCA DE CAMBIO, EM PLASTICO ABS PINTADO COMPATIVEL CO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8.1600000000</text:p>
          </table:table-cell>
          <table:table-cell office:value-type="string" calcext:value-type="string">
            <text:p>40.82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8.1600000000</text:p>
          </table:table-cell>
          <table:table-cell office:value-type="string" calcext:value-type="string">
            <text:p>26.65</text:p>
          </table:table-cell>
          <table:table-cell table:number-columns-repeated="2"/>
          <table:table-cell office:value-type="string" calcext:value-type="string">
            <text:p>32.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A- ACABAMENTO AUTOMOTIVO TIPO MOLDURA EM VOLTA DAS MACANETAS INTERNAS, EM PLASTICO ABS <text:s/>(CONJUNTO DE 4 PE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5200000000</text:p>
          </table:table-cell>
          <table:table-cell office:value-type="string" calcext:value-type="string">
            <text:p>52.6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5200000000</text:p>
          </table:table-cell>
          <table:table-cell office:value-type="string" calcext:value-type="string">
            <text:p>34.34</text:p>
          </table:table-cell>
          <table:table-cell table:number-columns-repeated="2"/>
          <table:table-cell office:value-type="string" calcext:value-type="string">
            <text:p>42.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 -ACABAMENTO AUTOMOTIVO TIPO MOLDURA DOS COMANDOSBOTOES INTERNOS DE ACIONAMENTO DOS VIDROS, EM PLASTICO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10.4600000000</text:p>
          </table:table-cell>
          <table:table-cell office:value-type="string" calcext:value-type="string">
            <text:p>156.85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10.4600000000</text:p>
          </table:table-cell>
          <table:table-cell office:value-type="string" calcext:value-type="string">
            <text:p>102.41</text:p>
          </table:table-cell>
          <table:table-cell table:number-columns-repeated="2"/>
          <table:table-cell office:value-type="string" calcext:value-type="string">
            <text:p>126.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E -ACABAMENTO AUTOMOTIVO TIPO MOLDURA EM VOLTA DO PORTA COPOS NO CONSOLE CENTRAL, EM PLASTICO ABS COMPATI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94.21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6.2800000000</text:p>
          </table:table-cell>
          <table:table-cell office:value-type="string" calcext:value-type="string">
            <text:p>61.50</text:p>
          </table:table-cell>
          <table:table-cell table:number-columns-repeated="2"/>
          <table:table-cell office:value-type="string" calcext:value-type="string">
            <text:p>76.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17-21 -ACABAMENTO AUTOMOTIVO TIPO MOLDURA EM VOLTA DAS MACANETAS INTERNAS, EM PLASTICO ABS <text:s/>(CONJUNTO DE 4 PEC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65.9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43.05</text:p>
          </table:table-cell>
          <table:table-cell table:number-columns-repeated="2"/>
          <table:table-cell office:value-type="string" calcext:value-type="string">
            <text:p>53.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3-03-15 -ACABAMENTO AUTOMOTIVO TIPO MOLDURA DOS COMANDOSBOTOES INTERNOS DE ACIONAMENTO DOS VIDROS, EM PLASTICO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47.1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30.75</text:p>
          </table:table-cell>
          <table:table-cell table:number-columns-repeated="2"/>
          <table:table-cell office:value-type="string" calcext:value-type="string">
            <text:p>38.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03B -ACABAMENTO AUTOMOTIVO DOS FAROIS DE NEBLINA TIPO FRISO PARTE SUPERIOR,LADO ESQUERDO E DIREITO, EM PLAS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7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65.9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7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43.05</text:p>
          </table:table-cell>
          <table:table-cell table:number-columns-repeated="2"/>
          <table:table-cell office:value-type="string" calcext:value-type="string">
            <text:p>53.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19TA -ACABAMENTO AUTOMOTIVO INTERNO DO CONSOLE CENTRAL, EM PLASTICO ABS <text:s/>(PAR) (LADO ESQUERDO E DIREITO) CO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7.5400000000</text:p>
          </table:table-cell>
          <table:table-cell office:value-type="string" calcext:value-type="string">
            <text:p>75.36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7.5400000000</text:p>
          </table:table-cell>
          <table:table-cell office:value-type="string" calcext:value-type="string">
            <text:p>49.20</text:p>
          </table:table-cell>
          <table:table-cell table:number-columns-repeated="2"/>
          <table:table-cell office:value-type="string" calcext:value-type="string">
            <text:p>60.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19BQH -ACABAMENTO AUTOMOTIVO TIPO MOLDURA DOS COMANDOSBOTOES INTERNOS DE ACIONAMENTO DOS VIDROS, EM PLASTI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0.5200000000</text:p>
          </table:table-cell>
          <table:table-cell office:value-type="string" calcext:value-type="string">
            <text:p>31.56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0.5200000000</text:p>
          </table:table-cell>
          <table:table-cell office:value-type="string" calcext:value-type="string">
            <text:p>20.60</text:p>
          </table:table-cell>
          <table:table-cell table:number-columns-repeated="2"/>
          <table:table-cell office:value-type="string" calcext:value-type="string">
            <text:p>25.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19T -ACABAMENTO AUTOMOTIVO <text:s/>DO ENTORNO DO PAINEL DA ALAVANCA DE CAMBIO, EM PLASTICO ABS PINTADO,COMPATIVEL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19.22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12.55</text:p>
          </table:table-cell>
          <table:table-cell table:number-columns-repeated="2"/>
          <table:table-cell office:value-type="string" calcext:value-type="string">
            <text:p>15.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6A -ACABAMENTO AUTOMOTIVO EXTERNO EM ACO INOXIDAVEL MODELO ESTREITO DA TAMPA DO PORTA MALAS, COMPATIVEL CO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47.1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30.75</text:p>
          </table:table-cell>
          <table:table-cell table:number-columns-repeated="2"/>
          <table:table-cell office:value-type="string" calcext:value-type="string">
            <text:p>38.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06 -ACABAMENTO AUTOMOTIVO EM ACO INOX TIPO FRISO DAS JANELAS COMPATIVEL COM <text:s/>AUTMOVEL HYUNDAI CRETA,CONJUN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4.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62.8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4.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41.00</text:p>
          </table:table-cell>
          <table:table-cell table:number-columns-repeated="2"/>
          <table:table-cell office:value-type="string" calcext:value-type="string">
            <text:p>50.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32 -ACABAMENTO AUTOMOTIVO EM <text:s/>ACO INOX <text:s/>TIPO FRISO DO PORTA MALA (PARTE PROX AO PARACHOQUE) COMPATIVEL COM 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28.26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18.45</text:p>
          </table:table-cell>
          <table:table-cell table:number-columns-repeated="2"/>
          <table:table-cell office:value-type="string" calcext:value-type="string">
            <text:p>22.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5AA -ACABAMENTO AUTOMOTIVO <text:s/>DO ENTORNO DO S BOTOES DE REGULAGEM DOS RETROVISORES, EM PLASTICO ABS PINTADOC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.1400000000</text:p>
          </table:table-cell>
          <table:table-cell office:value-type="string" calcext:value-type="string">
            <text:p>15.70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.1400000000</text:p>
          </table:table-cell>
          <table:table-cell office:value-type="string" calcext:value-type="string">
            <text:p>10.25</text:p>
          </table:table-cell>
          <table:table-cell table:number-columns-repeated="2"/>
          <table:table-cell office:value-type="string" calcext:value-type="string">
            <text:p>12.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14 -ACABAMENTO AUTOMOTIVO EM PLASTICO ABS CROMADO DO PARA-CHOQUE TRASEIRO PARA O AUTOMOVEL CIVIC 16.(SEM AC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1300000000</text:p>
          </table:table-cell>
          <table:table-cell office:value-type="string" calcext:value-type="string">
            <text:p>70.65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1300000000</text:p>
          </table:table-cell>
          <table:table-cell office:value-type="string" calcext:value-type="string">
            <text:p>46.13</text:p>
          </table:table-cell>
          <table:table-cell table:number-columns-repeated="2"/>
          <table:table-cell office:value-type="string" calcext:value-type="string">
            <text:p>57.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fiscal3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37-37-03 -ACABAMENTO AUTOMOTIVO EM PLASTICO ABS CROMADO TIPO MOLDURA PARA O ENTORNO DOS FAROIS <text:s/>DE NEBLINA <text:s/>(PAR:...</text:p>
          </table:table-cell>
          <table:table-cell office:value-type="float" office:value="35030000" calcext:value-type="float">
            <text:p>35030000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ES</text:p>
          </table:table-cell>
          <table:table-cell office:value-type="string" calcext:value-type="string">
            <text:p>23.0000</text:p>
          </table:table-cell>
          <table:table-cell office:value-type="string" calcext:value-type="string">
            <text:p>4.7100000000</text:p>
          </table:table-cell>
          <table:table-cell office:value-type="string" calcext:value-type="string">
            <text:p>108.34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23.0000</text:p>
          </table:table-cell>
          <table:table-cell office:value-type="string" calcext:value-type="string">
            <text:p>4.7100000000</text:p>
          </table:table-cell>
          <table:table-cell office:value-type="string" calcext:value-type="string">
            <text:p>70.73</text:p>
          </table:table-cell>
          <table:table-cell table:number-columns-repeated="2"/>
          <table:table-cell office:value-type="string" calcext:value-type="string">
            <text:p>87.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79.19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string" calcext:value-type="string">
            <text:p>68.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26 - ACABAMENTO AUTOMOTIVO EM PLASTICO ABS CROMADO DO PARA-CHOQUE TRASEIRO TIPO FRISO BUMPER PARA O AUTOMOV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142.53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105.75</text:p>
          </table:table-cell>
          <table:table-cell table:number-columns-repeated="2"/>
          <table:table-cell office:value-type="string" calcext:value-type="string">
            <text:p>122.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08-09 - ACABAMENTO AUTOMOTIVO DA GRADE DE BAIXO DO PARACHOQUE DIANTEIRO TIPO FRISO, 2 PECAS UMA DE CIMA E OUTR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42.76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3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31.72</text:p>
          </table:table-cell>
          <table:table-cell table:number-columns-repeated="2"/>
          <table:table-cell office:value-type="string" calcext:value-type="string">
            <text:p>36.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31 - SOLEIRA AUTOMOTIVA DAS PORTAS, PARTE ACESSORIA DE AUTOMOVEL, PARA HRV? (CONJUNTO: 4 PECAS) . ( 3? QUAL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3.7555000000</text:p>
          </table:table-cell>
          <table:table-cell office:value-type="string" calcext:value-type="string">
            <text:p>475.11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3.7555000000</text:p>
          </table:table-cell>
          <table:table-cell office:value-type="string" calcext:value-type="string">
            <text:p>352.49</text:p>
          </table:table-cell>
          <table:table-cell table:number-columns-repeated="2"/>
          <table:table-cell office:value-type="string" calcext:value-type="string">
            <text:p>409.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25 - ACABAMENTO AUTOMOTIVO EM PLASTICO ABS CROMADO, CENTRAL,? DO PARA-CHOQUE DIANTEIRO PARA O AUTOMOVEL? C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3.9365600000</text:p>
          </table:table-cell>
          <table:table-cell office:value-type="string" calcext:value-type="string">
            <text:p>69.68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3.9365600000</text:p>
          </table:table-cell>
          <table:table-cell office:value-type="string" calcext:value-type="string">
            <text:p>51.70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19 - ACABAMENTO AUTOMOTIVO TIPO MOLDURA EM VOLTA DO PORTA COPOS NO CONSOLE CENTRAL, EM PLASTICO ABS COMPATI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9773100000</text:p>
          </table:table-cell>
          <table:table-cell office:value-type="string" calcext:value-type="string">
            <text:p>149.66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9773100000</text:p>
          </table:table-cell>
          <table:table-cell office:value-type="string" calcext:value-type="string">
            <text:p>111.04</text:p>
          </table:table-cell>
          <table:table-cell table:number-columns-repeated="2"/>
          <table:table-cell office:value-type="string" calcext:value-type="string">
            <text:p>128.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7 - ACABAMENTO AUTOMOTIVO TIPO MOLDURA PARA AS MACANETAS EXTERNAS, DIANTEIRAS E TRASEIRAS, CONJUNTO DE 8 P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5.0678400000</text:p>
          </table:table-cell>
          <table:table-cell office:value-type="string" calcext:value-type="string">
            <text:p>101.36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5.0678400000</text:p>
          </table:table-cell>
          <table:table-cell office:value-type="string" calcext:value-type="string">
            <text:p>75.20</text:p>
          </table:table-cell>
          <table:table-cell table:number-columns-repeated="2"/>
          <table:table-cell office:value-type="string" calcext:value-type="string">
            <text:p>87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06 - ACABAMENTO AUTOMOTIVO EM ACO INOX TIPO FRISO DAS JANELAS COMPATIVEL COM? AUTMOVEL HYUNDAI CRETA,CONJU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79.19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string" calcext:value-type="string">
            <text:p>68.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13-19A - ACABAMENTO AUTOMOTIVO TIPO MOLDURA EM VOLTA DAS MACANETAS INTERNAS, EM PLASTICO ABS? (CONJUNTO DE 4 P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7.6017600000</text:p>
          </table:table-cell>
          <table:table-cell office:value-type="string" calcext:value-type="string">
            <text:p>38.01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7.6017600000</text:p>
          </table:table-cell>
          <table:table-cell office:value-type="string" calcext:value-type="string">
            <text:p>28.20</text:p>
          </table:table-cell>
          <table:table-cell table:number-columns-repeated="2"/>
          <table:table-cell office:value-type="string" calcext:value-type="string">
            <text:p>32.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3-006 - ACABAMENTO AUTOMOTIVO EM ACO INOX TIPO FRISO DAS JANELAS COMPATIVEL COM? AUTMOVEL COROLLA,CONJUNTO? D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71.27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52.87</text:p>
          </table:table-cell>
          <table:table-cell table:number-columns-repeated="2"/>
          <table:table-cell office:value-type="string" calcext:value-type="string">
            <text:p>61.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00-00-01ZF - ACABAMENTO AUTOMOTIVO EM ACO INOX TIPO FRISO DAS JANELAS COMPATIVEL COM? AUTMOVEL JETTA,CONJUNTO? DE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71.27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4.2533000000</text:p>
          </table:table-cell>
          <table:table-cell office:value-type="string" calcext:value-type="string">
            <text:p>52.87</text:p>
          </table:table-cell>
          <table:table-cell table:number-columns-repeated="2"/>
          <table:table-cell office:value-type="string" calcext:value-type="string">
            <text:p>61.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35-22 - ACABAMENTO AUTOMOTIVO TIPO MOLDURAS LATERAIS TIPO FRISO PARTE DE BAIXO, EM PLASTICO ABS CROMADO, PAR,?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3392000000</text:p>
          </table:table-cell>
          <table:table-cell office:value-type="string" calcext:value-type="string">
            <text:p>126.7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25.3392000000</text:p>
          </table:table-cell>
          <table:table-cell office:value-type="string" calcext:value-type="string">
            <text:p>94.00</text:p>
          </table:table-cell>
          <table:table-cell table:number-columns-repeated="2"/>
          <table:table-cell office:value-type="string" calcext:value-type="string">
            <text:p>109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17-21 - ACABAMENTO AUTOMOTIVO TIPO MOLDURA EM VOLTA DAS MACANETAS INTERNAS, EM PLASTICO ABS (CONJUNTO DE 4 PE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6515400000</text:p>
          </table:table-cell>
          <table:table-cell office:value-type="string" calcext:value-type="string">
            <text:p>66.52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6.6515400000</text:p>
          </table:table-cell>
          <table:table-cell office:value-type="string" calcext:value-type="string">
            <text:p>49.35</text:p>
          </table:table-cell>
          <table:table-cell table:number-columns-repeated="2"/>
          <table:table-cell office:value-type="string" calcext:value-type="string">
            <text:p>57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19T - ACABAMENTO AUTOMOTIVO DO ENTORNO DO PAINEL DA ALAVANCA DE CAMBIO, EM PLASTICO ABS PINTADO,COMPATIVEL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7.9185000000</text:p>
          </table:table-cell>
          <table:table-cell office:value-type="string" calcext:value-type="string">
            <text:p>118.78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7.9185000000</text:p>
          </table:table-cell>
          <table:table-cell office:value-type="string" calcext:value-type="string">
            <text:p>88.12</text:p>
          </table:table-cell>
          <table:table-cell table:number-columns-repeated="2"/>
          <table:table-cell office:value-type="string" calcext:value-type="string">
            <text:p>102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E - ACABAMENTO AUTOMOTIVO TIPO MOLDURA EM VOLTA DO PORTA COPOS NO CONSOLE CENTRAL, EM PLASTICO ABS PINTAD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6.3348000000</text:p>
          </table:table-cell>
          <table:table-cell office:value-type="string" calcext:value-type="string">
            <text:p>126.70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6.3348000000</text:p>
          </table:table-cell>
          <table:table-cell office:value-type="string" calcext:value-type="string">
            <text:p>94.00</text:p>
          </table:table-cell>
          <table:table-cell table:number-columns-repeated="2"/>
          <table:table-cell office:value-type="string" calcext:value-type="string">
            <text:p>109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32 - ACABAMENTO AUTOMOTIVO EM? ACO INOX? TIPO FRISO DO PORTA MALA (PARTE PROX AO PARACHOQUE) COMPATIVEL COM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5022000000</text:p>
          </table:table-cell>
          <table:table-cell office:value-type="string" calcext:value-type="string">
            <text:p>142.53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5022000000</text:p>
          </table:table-cell>
          <table:table-cell office:value-type="string" calcext:value-type="string">
            <text:p>105.72</text:p>
          </table:table-cell>
          <table:table-cell table:number-columns-repeated="2"/>
          <table:table-cell office:value-type="string" calcext:value-type="string">
            <text:p>122.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.08.19BQH - ACABAMENTO AUTOMOTIVO TIPO MOLDURA DOS COMANDOSBOTOES INTERNOS DE ACIONAMENTO DOS VIDROS, EM PLAST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6107900000</text:p>
          </table:table-cell>
          <table:table-cell office:value-type="string" calcext:value-type="string">
            <text:p>53.05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6107900000</text:p>
          </table:table-cell>
          <table:table-cell office:value-type="string" calcext:value-type="string">
            <text:p>39.36</text:p>
          </table:table-cell>
          <table:table-cell table:number-columns-repeated="2"/>
          <table:table-cell office:value-type="string" calcext:value-type="string">
            <text:p>45.6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5-27-07LS - ACABAMENTO AUTOMOTIVO TIPO MOLDURA PARA AS MACANETAS EXTERNAS, DIANTEIRAS E TRASEIRAS, CONJUNTO DE 8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5.0678400000</text:p>
          </table:table-cell>
          <table:table-cell office:value-type="string" calcext:value-type="string">
            <text:p>50.68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5.0678400000</text:p>
          </table:table-cell>
          <table:table-cell office:value-type="string" calcext:value-type="string">
            <text:p>37.60</text:p>
          </table:table-cell>
          <table:table-cell table:number-columns-repeated="2"/>
          <table:table-cell office:value-type="string" calcext:value-type="string">
            <text:p>43.6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19SBK - ACABAMENTO AUTOMOTIVO TIPO MOLDURA EM VOLTA DO PORTA COPOS NO CONSOLE CENTRAL, EM PLASTICO ABS PINT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9773100000</text:p>
          </table:table-cell>
          <table:table-cell office:value-type="string" calcext:value-type="string">
            <text:p>49.89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9773100000</text:p>
          </table:table-cell>
          <table:table-cell office:value-type="string" calcext:value-type="string">
            <text:p>37.01</text:p>
          </table:table-cell>
          <table:table-cell table:number-columns-repeated="2"/>
          <table:table-cell office:value-type="string" calcext:value-type="string">
            <text:p>42.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19NLS - ACABAMENTO AUTOMOTIVO TIPO MOLDURA EM VOLTA DAS MACANETAS INTERNAS, EM PLASTICO ABS? PINTADO (CONJU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1854600000</text:p>
          </table:table-cell>
          <table:table-cell office:value-type="string" calcext:value-type="string">
            <text:p>45.93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1854600000</text:p>
          </table:table-cell>
          <table:table-cell office:value-type="string" calcext:value-type="string">
            <text:p>34.07</text:p>
          </table:table-cell>
          <table:table-cell table:number-columns-repeated="2"/>
          <table:table-cell office:value-type="string" calcext:value-type="string">
            <text:p>39.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7 - ACABAMENTO AUTOMOTIVO INTERNO EM PLASTICO ABS PINTADO PARA AS SAIDAS DE ARVENTO INTERNAS DO PAINEL (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1.2442700000</text:p>
          </table:table-cell>
          <table:table-cell office:value-type="string" calcext:value-type="string">
            <text:p>56.22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1.2442700000</text:p>
          </table:table-cell>
          <table:table-cell office:value-type="string" calcext:value-type="string">
            <text:p>41.71</text:p>
          </table:table-cell>
          <table:table-cell table:number-columns-repeated="2"/>
          <table:table-cell office:value-type="string" calcext:value-type="string">
            <text:p>48.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4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19NLS - ACABAMENTO AUTOMOTIVO TIPO MOLDURA EM VOLTA DAS MACANETAS INTERNAS, EM PLASTICO ABS? (CONJUNTO DE 4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1854600000</text:p>
          </table:table-cell>
          <table:table-cell office:value-type="string" calcext:value-type="string">
            <text:p>91.85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1854600000</text:p>
          </table:table-cell>
          <table:table-cell office:value-type="string" calcext:value-type="string">
            <text:p>68.15</text:p>
          </table:table-cell>
          <table:table-cell table:number-columns-repeated="2"/>
          <table:table-cell office:value-type="string" calcext:value-type="string">
            <text:p>79.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5- ACABAMENTO AUTOMOTIVO EXTERNO EM ACO INOXIDAVEL MODELO SLIM DA TAMPA DO PORTA MALAS, COMPATIVEL COM AUT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1346120000</text:p>
          </table:table-cell>
          <table:table-cell office:value-type="string" calcext:value-type="string">
            <text:p>50.67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0.1346120000</text:p>
          </table:table-cell>
          <table:table-cell office:value-type="string" calcext:value-type="string">
            <text:p>33.87</text:p>
          </table:table-cell>
          <table:table-cell table:number-columns-repeated="2"/>
          <table:table-cell office:value-type="string" calcext:value-type="string">
            <text:p>58.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17-20- ACABAMENTO AUTOMOTIVO <text:s/>DO ENTORNO DO PAINEL DA ALAVANCA DE CAMBIO, EM PLASTICO ABS CINZA PARA O <text:s/>AUTOM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2.0000</text:p>
          </table:table-cell>
          <table:table-cell office:value-type="string" calcext:value-type="string">
            <text:p>8.2087200000</text:p>
          </table:table-cell>
          <table:table-cell office:value-type="string" calcext:value-type="string">
            <text:p>98.50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2.0000</text:p>
          </table:table-cell>
          <table:table-cell office:value-type="string" calcext:value-type="string">
            <text:p>8.2087200000</text:p>
          </table:table-cell>
          <table:table-cell office:value-type="string" calcext:value-type="string">
            <text:p>65.84</text:p>
          </table:table-cell>
          <table:table-cell table:number-columns-repeated="2"/>
          <table:table-cell office:value-type="string" calcext:value-type="string">
            <text:p>113.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31-ACABAMENTO AUTOMOTIVO EM ACO INOX TIPO FRISO DO PORTA MALA,( ENTRE OS LANTERNAS) COMPATIVEL COM O O AUT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7.0405560000</text:p>
          </table:table-cell>
          <table:table-cell office:value-type="string" calcext:value-type="string">
            <text:p>176.01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7.0405560000</text:p>
          </table:table-cell>
          <table:table-cell office:value-type="string" calcext:value-type="string">
            <text:p>117.64</text:p>
          </table:table-cell>
          <table:table-cell table:number-columns-repeated="2"/>
          <table:table-cell office:value-type="string" calcext:value-type="string">
            <text:p>201.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26-ACABAMENTO AUTOMOTIVO EXTERNO EM ACO INOXIDAVEL TAMANHO LARGO DA TAMPA DO PORTA MALAS, COMPATIVEL COM AU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6294600000</text:p>
          </table:table-cell>
          <table:table-cell office:value-type="string" calcext:value-type="string">
            <text:p>96.29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9.6294600000</text:p>
          </table:table-cell>
          <table:table-cell office:value-type="string" calcext:value-type="string">
            <text:p>64.36</text:p>
          </table:table-cell>
          <table:table-cell table:number-columns-repeated="2"/>
          <table:table-cell office:value-type="string" calcext:value-type="string">
            <text:p>110.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14-ACABAMENTO AUTOMOTIVO EM ABS CROMADO TIPO FRISO DO PORTA MALA,( ENTRE AS LANTERNAS) COMPATIVEL COM O O 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47.36</text:p>
          </table:table-cell>
          <table:table-cell/>
          <table:table-cell office:value-type="string" calcext:value-type="string">
            <text:p>PECA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31.65</text:p>
          </table:table-cell>
          <table:table-cell table:number-columns-repeated="2"/>
          <table:table-cell office:value-type="string" calcext:value-type="string">
            <text:p>54.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31- SOLEIRA AUTOMOTIVA DAS PORTAS, PARTE ACESSORIA DE AUTOMOVEL, PARA HRV <text:s/>(CONJUNTO: 4 PECAS) . ( 3 <text:s/>QUALI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23.6790000000</text:p>
          </table:table-cell>
          <table:table-cell office:value-type="string" calcext:value-type="string">
            <text:p>236.79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23.6790000000</text:p>
          </table:table-cell>
          <table:table-cell office:value-type="string" calcext:value-type="string">
            <text:p>158.26</text:p>
          </table:table-cell>
          <table:table-cell table:number-columns-repeated="2"/>
          <table:table-cell office:value-type="string" calcext:value-type="string">
            <text:p>271.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A- ACABAMENTO AUTOMOTIVO TIPO MOLDURA EM VOLTA DAS MACANETAS INTERNAS, EM PLASTICO ABS CINZA <text:s/>(CONJUNTO D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6.3144000000</text:p>
          </table:table-cell>
          <table:table-cell office:value-type="string" calcext:value-type="string">
            <text:p>31.57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6.3144000000</text:p>
          </table:table-cell>
          <table:table-cell office:value-type="string" calcext:value-type="string">
            <text:p>21.10</text:p>
          </table:table-cell>
          <table:table-cell table:number-columns-repeated="2"/>
          <table:table-cell office:value-type="string" calcext:value-type="string">
            <text:p>36.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19NFS- ACABAMENTO AUTOMOTIVO TIPO MOLDURA DOS COMANDOSBOTOES INTERNOS DE ACIONAMENTO DOS VIDROS, EM PLASTI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10.1977560000</text:p>
          </table:table-cell>
          <table:table-cell office:value-type="string" calcext:value-type="string">
            <text:p>101.98</text:p>
          </table:table-cell>
          <table:table-cell/>
          <table:table-cell office:value-type="string" calcext:value-type="string">
            <text:p>CONJUN</text:p>
          </table:table-cell>
          <table:table-cell office:value-type="string" calcext:value-type="string">
            <text:p>10.0000</text:p>
          </table:table-cell>
          <table:table-cell office:value-type="string" calcext:value-type="string">
            <text:p>10.1977560000</text:p>
          </table:table-cell>
          <table:table-cell office:value-type="string" calcext:value-type="string">
            <text:p>68.16</text:p>
          </table:table-cell>
          <table:table-cell table:number-columns-repeated="2"/>
          <table:table-cell office:value-type="string" calcext:value-type="string">
            <text:p>117.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03- ACABAMENTO AUTOMOTIVO EM PLASTICO ABS CROMADO TIPO MOLDURA PARA O ENTORNO DOS FAROIS <text:s/>DE NEBLINA <text:s/>(PAR: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142.07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94.96</text:p>
          </table:table-cell>
          <table:table-cell table:number-columns-repeated="2"/>
          <table:table-cell office:value-type="string" calcext:value-type="string">
            <text:p>163.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05- <text:s/>ACABAMENTO DOS RETROVISORES EXTERNOS,LADO ESQUERDO E DIREITO, EM PLASTICO ABS CROMADO COMPATIVEL COM 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7.5772800000</text:p>
          </table:table-cell>
          <table:table-cell office:value-type="string" calcext:value-type="string">
            <text:p>68.2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9.0000</text:p>
          </table:table-cell>
          <table:table-cell office:value-type="string" calcext:value-type="string">
            <text:p>7.5772800000</text:p>
          </table:table-cell>
          <table:table-cell office:value-type="string" calcext:value-type="string">
            <text:p>45.58</text:p>
          </table:table-cell>
          <table:table-cell table:number-columns-repeated="2"/>
          <table:table-cell office:value-type="string" calcext:value-type="string">
            <text:p>78.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-04-003 -ACABAMENTO AUTOMOTIVO DOS PARA LAMA,LADO ESQUERDO E DIREITO, EM PLASTICO ABS COR <text:s/>PRETOCROMADO COMPATIVEL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6.6301200000</text:p>
          </table:table-cell>
          <table:table-cell office:value-type="string" calcext:value-type="string">
            <text:p>198.9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6.6301200000</text:p>
          </table:table-cell>
          <table:table-cell office:value-type="string" calcext:value-type="string">
            <text:p>132.94</text:p>
          </table:table-cell>
          <table:table-cell table:number-columns-repeated="2"/>
          <table:table-cell office:value-type="string" calcext:value-type="string">
            <text:p>228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-04-001- ACABAMENTO AUTOMOTIVO DOS FAROIS DE NEBLINA TIPO TAMPA ,LADO ESQUERDO E DIREITO, EM PLASTICO ABS CROMADO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6.6301200000</text:p>
          </table:table-cell>
          <table:table-cell office:value-type="string" calcext:value-type="string">
            <text:p>198.9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6.6301200000</text:p>
          </table:table-cell>
          <table:table-cell office:value-type="string" calcext:value-type="string">
            <text:p>132.94</text:p>
          </table:table-cell>
          <table:table-cell table:number-columns-repeated="2"/>
          <table:table-cell office:value-type="string" calcext:value-type="string">
            <text:p>228.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-04-002- <text:s/>ACABAMENTO AUTOMOTIVO DOS FAROIS DE NEBLINA TIPO FRISO (PARTE DE CIMA DO FAROL), LADO ESQUERDO E DIREITO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7.2615600000</text:p>
          </table:table-cell>
          <table:table-cell office:value-type="string" calcext:value-type="string">
            <text:p>217.85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7.2615600000</text:p>
          </table:table-cell>
          <table:table-cell office:value-type="string" calcext:value-type="string">
            <text:p>145.60</text:p>
          </table:table-cell>
          <table:table-cell table:number-columns-repeated="2"/>
          <table:table-cell office:value-type="string" calcext:value-type="string">
            <text:p>249.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6-37-04- ACABAMENTO AUTOMOTIVO EM PLASTICO ABS CROMADO TIPO MOLDURA PARA O ENTORNO DOS REFLETORES TRASEIROS <text:s/>OLH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7.8930000000</text:p>
          </table:table-cell>
          <table:table-cell office:value-type="string" calcext:value-type="string">
            <text:p>236.79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30.0000</text:p>
          </table:table-cell>
          <table:table-cell office:value-type="string" calcext:value-type="string">
            <text:p>7.8930000000</text:p>
          </table:table-cell>
          <table:table-cell office:value-type="string" calcext:value-type="string">
            <text:p>158.26</text:p>
          </table:table-cell>
          <table:table-cell table:number-columns-repeated="2"/>
          <table:table-cell office:value-type="string" calcext:value-type="string">
            <text:p>271.7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3-19- ACABAMENTO AUTOMOTIVO TIPO MOLDURA DOS COMANDOSBOTOES INTERNOS DE ACIONAMENTO DOS VIDROS, EM PLASTICO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10.4187600000</text:p>
          </table:table-cell>
          <table:table-cell office:value-type="string" calcext:value-type="string">
            <text:p>208.38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10.4187600000</text:p>
          </table:table-cell>
          <table:table-cell office:value-type="string" calcext:value-type="string">
            <text:p>139.27</text:p>
          </table:table-cell>
          <table:table-cell table:number-columns-repeated="2"/>
          <table:table-cell office:value-type="string" calcext:value-type="string">
            <text:p>239.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04- ACABAMENTO AUTOMOTIVO EM PLASTICO ABS CROMADO TIPO MOLDURA PARA O ENTORNO DOS REFLETORES TRASEIROS <text:s/>OLH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47.36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31.65</text:p>
          </table:table-cell>
          <table:table-cell table:number-columns-repeated="2"/>
          <table:table-cell office:value-type="string" calcext:value-type="string">
            <text:p>54.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4-26-03- <text:s/>ACABAMENTO AUTOMOTIVO DOS FAROIS DE NEBLINA TIPO MOLDURA, LADO ESQUERDO E DIREITO EM PLASTICO ABS CROM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47.36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31.65</text:p>
          </table:table-cell>
          <table:table-cell table:number-columns-repeated="2"/>
          <table:table-cell office:value-type="string" calcext:value-type="string">
            <text:p>54.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19QC -ACABAMENTO AUTOMOTIVO INTERNO EM PLASTICO ABS PINTADO PARA AS SAIDAS DE ARVENTO INTERNAS DO PAINEL ,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7.8930000000</text:p>
          </table:table-cell>
          <table:table-cell office:value-type="string" calcext:value-type="string">
            <text:p>39.47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7.8930000000</text:p>
          </table:table-cell>
          <table:table-cell office:value-type="string" calcext:value-type="string">
            <text:p>26.38</text:p>
          </table:table-cell>
          <table:table-cell table:number-columns-repeated="2"/>
          <table:table-cell office:value-type="string" calcext:value-type="string">
            <text:p>45.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fiscal5-original.txt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7-14-04- ACABAMENTO AUTOMOTIVO EM PLASTICO ABS CROMADO TIPO MOLDURA PARA O ENTORNO DOS REFLETORES TRASEIROS <text:s/>OLH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47.36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9.4716000000</text:p>
          </table:table-cell>
          <table:table-cell office:value-type="string" calcext:value-type="string">
            <text:p>31.65</text:p>
          </table:table-cell>
          <table:table-cell table:number-columns-repeated="2"/>
          <table:table-cell office:value-type="string" calcext:value-type="string">
            <text:p>54.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2" office:value-type="string" calcext:value-type="string">
            <text:p>xProd</text:p>
          </table:table-cell>
          <table:table-cell table:style-name="ce2" office:value-type="string" calcext:value-type="string">
            <text:p>NCM</text:p>
          </table:table-cell>
          <table:table-cell/>
          <table:table-cell table:style-name="ce2" office:value-type="string" calcext:value-type="string">
            <text:p>CFOP</text:p>
          </table:table-cell>
          <table:table-cell table:style-name="ce2" office:value-type="string" calcext:value-type="string">
            <text:p>uCom</text:p>
          </table:table-cell>
          <table:table-cell table:style-name="ce2" office:value-type="string" calcext:value-type="string">
            <text:p>qCom</text:p>
          </table:table-cell>
          <table:table-cell table:style-name="ce2" office:value-type="string" calcext:value-type="string">
            <text:p>vUnCom</text:p>
          </table:table-cell>
          <table:table-cell table:style-name="ce2" office:value-type="string" calcext:value-type="string">
            <text:p>vProd</text:p>
          </table:table-cell>
          <table:table-cell/>
          <table:table-cell table:style-name="ce2" office:value-type="string" calcext:value-type="string">
            <text:p>uTrib</text:p>
          </table:table-cell>
          <table:table-cell table:style-name="ce2" office:value-type="string" calcext:value-type="string">
            <text:p>qTrib</text:p>
          </table:table-cell>
          <table:table-cell table:style-name="ce2" office:value-type="string" calcext:value-type="string">
            <text:p>vUnTrib</text:p>
          </table:table-cell>
          <table:table-cell table:style-name="ce2" office:value-type="string" calcext:value-type="string">
            <text:p>vFrete</text:p>
          </table:table-cell>
          <table:table-cell office:value-type="string" calcext:value-type="string">
            <text:p>vSeg</text:p>
          </table:table-cell>
          <table:table-cell office:value-type="string" calcext:value-type="string">
            <text:p>vDesc</text:p>
          </table:table-cell>
          <table:table-cell table:style-name="ce2" office:value-type="string" calcext:value-type="string">
            <text:p>vOutr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REAR TRUNK STREAMER LARGE- VEZEL <text:s/>-Q2-MATERIAL:STAINLESS STEEL.DESCRICAO: ACABAMENTO EM ACO INOXIDAVE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21.5633614231</text:p>
          </table:table-cell>
          <table:table-cell office:value-type="string" calcext:value-type="string">
            <text:p>754.72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35.0000</text:p>
          </table:table-cell>
          <table:table-cell office:value-type="string" calcext:value-type="string">
            <text:p>21.5633614231</text:p>
          </table:table-cell>
          <table:table-cell office:value-type="string" calcext:value-type="string">
            <text:p>189.21</text:p>
          </table:table-cell>
          <table:table-cell table:number-columns-repeated="2"/>
          <table:table-cell office:value-type="string" calcext:value-type="string">
            <text:p>364.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SIDE SKIRT VEZEL -PAIRLEFT AND RIGHT -Q2-MATERIAL : ABS.DESCRICAO: ACABAMENTO EM ABS CROMADO,TIPO F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71.8759090000</text:p>
          </table:table-cell>
          <table:table-cell office:value-type="string" calcext:value-type="string">
            <text:p>1437.52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71.8759090000</text:p>
          </table:table-cell>
          <table:table-cell office:value-type="string" calcext:value-type="string">
            <text:p>360.39</text:p>
          </table:table-cell>
          <table:table-cell table:number-columns-repeated="2"/>
          <table:table-cell office:value-type="string" calcext:value-type="string">
            <text:p>693.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REAR TRUNK STREAMER SLIM- VEZEL <text:s text:c="2"/>-Q2-MATERIAL : STAINLESS STEEL.DESCRICAO: ACABAMENTO EM ACO INOXID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0.5359740000</text:p>
          </table:table-cell>
          <table:table-cell office:value-type="string" calcext:value-type="string">
            <text:p>410.72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20.5359740000</text:p>
          </table:table-cell>
          <table:table-cell office:value-type="string" calcext:value-type="string">
            <text:p>102.97</text:p>
          </table:table-cell>
          <table:table-cell table:number-columns-repeated="2"/>
          <table:table-cell office:value-type="string" calcext:value-type="string">
            <text:p>198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REAR BUMPER TRIMS- A3 -Q2- MATERIAL : <text:s/>STAINLESS STEEL.DESCRICAO: ACABAMENTO EM ACO INOXIDAVEL DO PAR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35.9377045000</text:p>
          </table:table-cell>
          <table:table-cell office:value-type="string" calcext:value-type="string">
            <text:p>718.75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20.0000</text:p>
          </table:table-cell>
          <table:table-cell office:value-type="string" calcext:value-type="string">
            <text:p>35.9377045000</text:p>
          </table:table-cell>
          <table:table-cell office:value-type="string" calcext:value-type="string">
            <text:p>180.19</text:p>
          </table:table-cell>
          <table:table-cell table:number-columns-repeated="2"/>
          <table:table-cell office:value-type="string" calcext:value-type="string">
            <text:p>346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FRONT FOGLIGHT TRIMS- A3- PAIRLEFT AND RIGHT -Q2- MATERIAL : <text:s/>STAINLESS STEEL.DESCRICAO: ACABAMENTO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8.2353204603</text:p>
          </table:table-cell>
          <table:table-cell office:value-type="string" calcext:value-type="string">
            <text:p>423.53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8.2353204603</text:p>
          </table:table-cell>
          <table:table-cell office:value-type="string" calcext:value-type="string">
            <text:p>106.18</text:p>
          </table:table-cell>
          <table:table-cell table:number-columns-repeated="2"/>
          <table:table-cell office:value-type="string" calcext:value-type="string">
            <text:p>204.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WINDOW RISES COVER- COROLLA-SET4 PCS <text:s text:c="2"/>-Q2-MATERIAL :ABS.DESCRICAO: ACABAMENTO DOS COMANDOSBOTOES 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JOGO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5.6718863270</text:p>
          </table:table-cell>
          <table:table-cell office:value-type="string" calcext:value-type="string">
            <text:p>385.08</text:p>
          </table:table-cell>
          <table:table-cell/>
          <table:table-cell office:value-type="string" calcext:value-type="string">
            <text:p>JOGO</text:p>
          </table:table-cell>
          <table:table-cell office:value-type="string" calcext:value-type="string">
            <text:p>15.0000</text:p>
          </table:table-cell>
          <table:table-cell office:value-type="string" calcext:value-type="string">
            <text:p>25.6718863270</text:p>
          </table:table-cell>
          <table:table-cell office:value-type="string" calcext:value-type="string">
            <text:p>96.54</text:p>
          </table:table-cell>
          <table:table-cell table:number-columns-repeated="2"/>
          <table:table-cell office:value-type="string" calcext:value-type="string">
            <text:p>185.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E COMERCIAL: REAR TRUNK STREAMER RAV4 -Q2-MATERIAL : ABS.DESCRICAO: ACABAMENTO EM ABS CROMADO DA TAMPA DO PORTA MA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0.8144610000</text:p>
          </table:table-cell>
          <table:table-cell office:value-type="string" calcext:value-type="string">
            <text:p>154.07</text:p>
          </table:table-cell>
          <table:table-cell/>
          <table:table-cell office:value-type="string" calcext:value-type="string">
            <text:p>UNIDAD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30.8144610000</text:p>
          </table:table-cell>
          <table:table-cell office:value-type="string" calcext:value-type="string">
            <text:p>38.64</text:p>
          </table:table-cell>
          <table:table-cell table:number-columns-repeated="2"/>
          <table:table-cell office:value-type="string" calcext:value-type="string">
            <text:p>74.4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'I(Itens)'.A1:'I(Itens)'.X90" table:display-filter-buttons="true">
          <table:filter>
            <table:filter-and>
              <table:filter-condition table:field-number="0" table:value="notafiscal5-original.txt" table:operator="=">
                <table:filter-set-item table:value="notafiscal5-original.txt"/>
                <table:filter-set-item table:value="notafiscal4-original.tx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34:36.925061071</meta:creation-date>
    <dc:date>2017-12-11T18:04:08.636981303</dc:date>
    <meta:editing-duration>PT3H11M23S</meta:editing-duration>
    <meta:editing-cycles>13</meta:editing-cycles>
    <meta:generator>LibreOffice/5.1.6.2$Linux_X86_64 LibreOffice_project/10m0$Build-2</meta:generator>
    <meta:document-statistic meta:table-count="4" meta:cell-count="1937" meta:object-count="0"/>
  </office:meta>
</office:document-meta>
</file>